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44cm"/>
    </style:style>
    <style:style style:name="co2" style:family="table-column">
      <style:table-column-properties fo:break-before="auto" style:column-width="3.323cm"/>
    </style:style>
    <style:style style:name="co3" style:family="table-column">
      <style:table-column-properties fo:break-before="auto" style:column-width="2.99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ngrams_perf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5831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:.G1];[.A1])" office:value-type="float" office:value="1" calcext:value-type="float">
            <text:p>1</text:p>
          </table:table-cell>
          <table:table-cell/>
          <table:table-cell table:formula="of:=SUM([.I1:.I2358])/2358" office:value-type="float" office:value="0.209923664122137" calcext:value-type="float">
            <text:p>0,2099236641</text:p>
          </table:table-cell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8038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2:.G2];[.A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6216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3:.G3];[.A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39579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4:.G4];[.A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9404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nathanBir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5:.G5];[.A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5614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6:.G6];[.A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17666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7:.G7];[.A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323194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8:.G8];[.A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316238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9:.G9];[.A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6488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0:.G10];[.A1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504283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1:.G11];[.A1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6254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2:.G12];[.A1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391142newsML.txt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3:.G13];[.A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522090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4:.G14];[.A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6771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5:.G15];[.A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0103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16:.G16];[.A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7364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7:.G17];[.A1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9101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8:.G18];[.A1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02543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9:.G19];[.A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352827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0:.G20];[.A2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1624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1:.G21];[.A2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4419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2:.G22];[.A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396207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23:.G23];[.A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6610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24:.G24];[.A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63380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5:.G25];[.A2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34548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6:.G26];[.A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44464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27:.G27];[.A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32303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8:.G28];[.A2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395504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9:.G29];[.A2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5152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30:.G30];[.A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75305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31:.G31];[.A3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39672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32:.G32];[.A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75505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33:.G33];[.A3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504526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34:.G34];[.A3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62143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35:.G35];[.A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7673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36:.G36];[.A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5150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37:.G37];[.A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05326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38:.G38];[.A3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32009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39:.G39];[.A3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89283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40:.G40];[.A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26551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41:.G41];[.A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32693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42:.G42];[.A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2917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43:.G43];[.A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1209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44:.G44];[.A4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25219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45:.G45];[.A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3634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46:.G46];[.A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60924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47:.G47];[.A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305704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48:.G48];[.A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6796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49:.G49];[.A4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3030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50:.G50];[.A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593715newsML.txt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51:.G51];[.A5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6944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52:.G52];[.A5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9164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53:.G53];[.A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7815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54:.G54];[.A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82034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55:.G55];[.A5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601962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56:.G56];[.A5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635785newsML.txt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57:.G57];[.A5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653225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58:.G58];[.A5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24074newsML.txt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59:.G59];[.A5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566383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60:.G60];[.A6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600865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61:.G61];[.A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581517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62:.G62];[.A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5038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63:.G63];[.A6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51752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64:.G64];[.A6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9106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65:.G65];[.A6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79564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66:.G66];[.A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606238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67:.G67];[.A6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64508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68:.G68];[.A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602453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69:.G69];[.A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58275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70:.G70];[.A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9693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71:.G71];[.A7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50788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72:.G72];[.A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36774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73:.G73];[.A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50723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74:.G74];[.A7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539259newsML.txt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75:.G75];[.A7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276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76:.G76];[.A7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9399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77:.G77];[.A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6627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78:.G78];[.A7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63702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79:.G79];[.A7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60544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80:.G80];[.A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9446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81:.G81];[.A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303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82:.G82];[.A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60245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83:.G83];[.A8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8698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84:.G84];[.A8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518507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85:.G85];[.A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595361newsML.txt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86:.G86];[.A8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59370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87:.G87];[.A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92068newsML.txt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88:.G88];[.A8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63094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89:.G89];[.A8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629404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90:.G90];[.A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58322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91:.G91];[.A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3355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92:.G92];[.A9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9387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93:.G93];[.A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58292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94:.G94];[.A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9277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95:.G95];[.A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2182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96:.G96];[.A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608287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97:.G97];[.A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65016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98:.G98];[.A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54401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99:.G99];[.A9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39561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100:.G100];[.A10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500813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01:.G101];[.A1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41196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JonathanBirt</text:p>
          </table:table-cell>
          <table:table-cell/>
          <table:table-cell table:formula="of:=COUNTIF([.C102:.G102];[.A10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3419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103:.G103];[.A1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61756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104:.G104];[.A1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42064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05:.G105];[.A1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6800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06:.G106];[.A1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4827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07:.G107];[.A1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51450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08:.G108];[.A1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5503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109:.G109];[.A1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88849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10:.G110];[.A1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4012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11:.G111];[.A1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8878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112:.G112];[.A1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6753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113:.G113];[.A1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84134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14:.G114];[.A1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91803newsML.txt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15:.G115];[.A1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3276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nathanBirt</text:p>
          </table:table-cell>
          <table:table-cell/>
          <table:table-cell table:formula="of:=COUNTIF([.C116:.G116];[.A11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66441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17:.G117];[.A1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76944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18:.G118];[.A1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5044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19:.G119];[.A1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5855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20:.G120];[.A1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76476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21:.G121];[.A1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50207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122:.G122];[.A1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5777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23:.G123];[.A1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96120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24:.G124];[.A1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37351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imonCowell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25:.G125];[.A1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68724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26:.G126];[.A1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70354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27:.G127];[.A1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70377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28:.G128];[.A1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7041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29:.G129];[.A1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8931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30:.G130];[.A1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6259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31:.G131];[.A1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256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32:.G132];[.A1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23431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33:.G133];[.A1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24944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34:.G134];[.A1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3261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35:.G135];[.A1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5500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Winterbottom</text:p>
          </table:table-cell>
          <table:table-cell/>
          <table:table-cell table:formula="of:=COUNTIF([.C136:.G136];[.A1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6761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137:.G137];[.A1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37646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38:.G138];[.A1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8547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39:.G139];[.A1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2445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40:.G140];[.A1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31136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41:.G141];[.A1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2337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42:.G142];[.A1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40528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43:.G143];[.A1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4332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144:.G144];[.A1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4018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45:.G145];[.A1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5039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146:.G146];[.A1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510819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47:.G147];[.A1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85554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48:.G148];[.A1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68752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49:.G149];[.A1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6129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50:.G150];[.A1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3162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51:.G151];[.A1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6996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52:.G152];[.A1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0877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53:.G153];[.A1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7151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54:.G154];[.A1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54793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155:.G155];[.A15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3508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56:.G156];[.A1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6233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157:.G157];[.A15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6109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58:.G158];[.A1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9917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159:.G159];[.A1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3376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60:.G160];[.A1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7152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61:.G161];[.A1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09728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62:.G162];[.A1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3743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63:.G163];[.A1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8898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64:.G164];[.A1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5565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65:.G165];[.A1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0215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66:.G166];[.A1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51979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67:.G167];[.A1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6017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68:.G168];[.A1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81633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69:.G169];[.A16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82557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70:.G170];[.A17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438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71:.G171];[.A1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392045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72:.G172];[.A1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21312newsML.txt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73:.G173];[.A1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8854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74:.G174];[.A1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2342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75:.G175];[.A1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41508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76:.G176];[.A1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5558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77:.G177];[.A1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6151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78:.G178];[.A1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394766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79:.G179];[.A1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578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80:.G180];[.A1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438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81:.G181];[.A1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61128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82:.G182];[.A1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52118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83:.G183];[.A1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61535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84:.G184];[.A1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5329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185:.G185];[.A1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6155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86:.G186];[.A1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57176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87:.G187];[.A1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3891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88:.G188];[.A1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5245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89:.G189];[.A1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59158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90:.G190];[.A1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49855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91:.G191];[.A1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2412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92:.G192];[.A1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2602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93:.G193];[.A1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5901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194:.G194];[.A19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8300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95:.G195];[.A1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32674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96:.G196];[.A1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40778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97:.G197];[.A1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5871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98:.G198];[.A1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8684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99:.G199];[.A1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5992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00:.G200];[.A2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8863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201:.G201];[.A2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0789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202:.G202];[.A2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21601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JonathanBirt</text:p>
          </table:table-cell>
          <table:table-cell/>
          <table:table-cell table:formula="of:=COUNTIF([.C203:.G203];[.A2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20172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04:.G204];[.A2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2067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05:.G205];[.A2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2832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06:.G206];[.A2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33836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07:.G207];[.A2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9624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08:.G208];[.A2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87937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09:.G209];[.A2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85650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10:.G210];[.A2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21575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211:.G211];[.A2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0412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12:.G212];[.A2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73191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13:.G213];[.A2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21644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14:.G214];[.A2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14089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215:.G215];[.A2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33169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216:.G216];[.A2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37046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17:.G217];[.A2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5227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18:.G218];[.A2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5997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19:.G219];[.A2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5441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220:.G220];[.A2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66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21:.G221];[.A2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96611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22:.G222];[.A2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4091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223:.G223];[.A2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06917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224:.G224];[.A2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6035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225:.G225];[.A2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21782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226:.G226];[.A2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23764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27:.G227];[.A2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40857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228:.G228];[.A2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0348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SimonCowell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29:.G229];[.A2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665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230:.G230];[.A2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9381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231:.G231];[.A2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85397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232:.G232];[.A2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379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233:.G233];[.A2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31530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234:.G234];[.A2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0002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235:.G235];[.A2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06941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236:.G236];[.A2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37773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37:.G237];[.A2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2276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238:.G238];[.A2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0728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39:.G239];[.A2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9376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40:.G240];[.A2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1777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41:.G241];[.A2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3725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242:.G242];[.A2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5316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43:.G243];[.A2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2384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244:.G244];[.A2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16492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245:.G245];[.A2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0550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46:.G246];[.A2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2472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47:.G247];[.A2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0597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248:.G248];[.A2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3797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249:.G249];[.A2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0891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50:.G250];[.A2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4992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51:.G251];[.A25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85792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52:.G252];[.A25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36652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53:.G253];[.A2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381833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254:.G254];[.A25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58645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imonCowell</text:p>
          </table:table-cell>
          <table:table-cell/>
          <table:table-cell table:formula="of:=COUNTIF([.C255:.G255];[.A25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36904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56:.G256];[.A25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36289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257:.G257];[.A2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65887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58:.G258];[.A25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4992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59:.G259];[.A25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55687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60:.G260];[.A2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2449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261:.G261];[.A2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38180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62:.G262];[.A2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78630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263:.G263];[.A26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6893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onathanBir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64:.G264];[.A2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6238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65:.G265];[.A2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0698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266:.G266];[.A26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71546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67:.G267];[.A26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29054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268:.G268];[.A26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65887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269:.G269];[.A2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7157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SimonCowell</text:p>
          </table:table-cell>
          <table:table-cell/>
          <table:table-cell table:formula="of:=COUNTIF([.C270:.G270];[.A2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4332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271:.G271];[.A27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2006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72:.G272];[.A27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3500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73:.G273];[.A2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9623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74:.G274];[.A2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27488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75:.G275];[.A27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8194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76:.G276];[.A2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1720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277:.G277];[.A2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365213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78:.G278];[.A27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53338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79:.G279];[.A27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03861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imonCowell</text:p>
          </table:table-cell>
          <table:table-cell/>
          <table:table-cell table:formula="of:=COUNTIF([.C280:.G280];[.A28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1280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281:.G281];[.A2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03844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282:.G282];[.A28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29932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283:.G283];[.A2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29044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84:.G284];[.A2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2906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85:.G285];[.A2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35827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86:.G286];[.A28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9060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87:.G287];[.A28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37505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88:.G288];[.A2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6892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89:.G289];[.A2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2417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290:.G290];[.A2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649330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91:.G291];[.A29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02183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92:.G292];[.A29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892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93:.G293];[.A2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8715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294:.G294];[.A29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655872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295:.G295];[.A29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6269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296:.G296];[.A29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85799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97:.G297];[.A29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37793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298:.G298];[.A29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3273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99:.G299];[.A2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9924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300:.G300];[.A3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2921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301:.G301];[.A3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2088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302:.G302];[.A3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505971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303:.G303];[.A3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83777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304:.G304];[.A3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50594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305:.G305];[.A3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5993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306:.G306];[.A3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51136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307:.G307];[.A3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0068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308:.G308];[.A3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6574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309:.G309];[.A3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3287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310:.G310];[.A3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5668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311:.G311];[.A3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59545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312:.G312];[.A3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1020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313:.G313];[.A3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4636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314:.G314];[.A3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7167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315:.G315];[.A3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28285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316:.G316];[.A3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4823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317:.G317];[.A3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32537newsML.txt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318:.G318];[.A3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2780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319:.G319];[.A3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3556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320:.G320];[.A3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34117newsML.txt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321:.G321];[.A3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5373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322:.G322];[.A3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0487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323:.G323];[.A3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29099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324:.G324];[.A3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28290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325:.G325];[.A3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549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326:.G326];[.A3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4925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327:.G327];[.A3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59712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328:.G328];[.A3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6861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329:.G329];[.A3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20831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330:.G330];[.A3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959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331:.G331];[.A3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50526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332:.G332];[.A3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436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333:.G333];[.A3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7161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334:.G334];[.A3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5796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335:.G335];[.A3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50861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336:.G336];[.A3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65766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337:.G337];[.A3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6865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338:.G338];[.A3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2370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imonCowell</text:p>
          </table:table-cell>
          <table:table-cell/>
          <table:table-cell table:formula="of:=COUNTIF([.C339:.G339];[.A3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29894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340:.G340];[.A3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911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341:.G341];[.A3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1811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342:.G342];[.A3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5548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343:.G343];[.A3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2862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344:.G344];[.A3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65483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345:.G345];[.A3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9932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346:.G346];[.A3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52438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347:.G347];[.A3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2118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348:.G348];[.A3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5669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349:.G349];[.A3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7206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350:.G350];[.A3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2468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351:.G351];[.A35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2967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352:.G352];[.A3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7907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353:.G353];[.A3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6604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354:.G354];[.A35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3559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oWinterbottom</text:p>
          </table:table-cell>
          <table:table-cell/>
          <table:table-cell table:formula="of:=COUNTIF([.C355:.G355];[.A35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35556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356:.G356];[.A35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9828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357:.G357];[.A3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2524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358:.G358];[.A35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34737newsML.txt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359:.G359];[.A3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7913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360:.G360];[.A3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53008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361:.G361];[.A36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8047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362:.G362];[.A36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8444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363:.G363];[.A36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2790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364:.G364];[.A3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29934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365:.G365];[.A36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81554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366:.G366];[.A36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5930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onathanBirt</text:p>
          </table:table-cell>
          <table:table-cell/>
          <table:table-cell table:formula="of:=COUNTIF([.C367:.G367];[.A36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6102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368:.G368];[.A36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82428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369:.G369];[.A36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31490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370:.G370];[.A3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39068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371:.G371];[.A37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77818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372:.G372];[.A37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76026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373:.G373];[.A3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27978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374:.G374];[.A3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72232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375:.G375];[.A3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2661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376:.G376];[.A37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30318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377:.G377];[.A3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7083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378:.G378];[.A37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7911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379:.G379];[.A37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2320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380:.G380];[.A38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39472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381:.G381];[.A38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6617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382:.G382];[.A38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80704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383:.G383];[.A38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5157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384:.G384];[.A3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4447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385:.G385];[.A38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09078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386:.G386];[.A38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7188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387:.G387];[.A38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6615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388:.G388];[.A3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0144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389:.G389];[.A38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4115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390:.G390];[.A3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7887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391:.G391];[.A39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3489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392:.G392];[.A39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78956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LydiaZajc</text:p>
          </table:table-cell>
          <table:table-cell/>
          <table:table-cell table:formula="of:=COUNTIF([.C393:.G393];[.A39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4422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394:.G394];[.A3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2681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395:.G395];[.A39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6614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396:.G396];[.A3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1645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397:.G397];[.A39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2400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398:.G398];[.A39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8020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399:.G399];[.A39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6607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400:.G400];[.A4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54194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401:.G401];[.A4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502633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402:.G402];[.A4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5496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403:.G403];[.A4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94876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404:.G404];[.A4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6611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405:.G405];[.A4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52110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406:.G406];[.A4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3785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407:.G407];[.A4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1492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408:.G408];[.A4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8211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409:.G409];[.A4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517405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410:.G410];[.A4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2214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411:.G411];[.A4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7317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412:.G412];[.A4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2272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413:.G413];[.A4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96291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414:.G414];[.A4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52131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415:.G415];[.A4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3331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416:.G416];[.A4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513686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417:.G417];[.A4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546928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418:.G418];[.A4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54157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419:.G419];[.A4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47170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420:.G420];[.A4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4606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421:.G421];[.A4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27444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422:.G422];[.A4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90085newsML.txt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423:.G423];[.A4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520564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424:.G424];[.A4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65191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425:.G425];[.A4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8457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426:.G426];[.A4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502931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427:.G427];[.A4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515844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428:.G428];[.A4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2212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429:.G429];[.A4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391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EdnaFernandes</text:p>
          </table:table-cell>
          <table:table-cell/>
          <table:table-cell table:formula="of:=COUNTIF([.C430:.G430];[.A4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24868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431:.G431];[.A4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5481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432:.G432];[.A4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9112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433:.G433];[.A4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28590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434:.G434];[.A4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08450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435:.G435];[.A4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517388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436:.G436];[.A4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54484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437:.G437];[.A4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6352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438:.G438];[.A4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54487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439:.G439];[.A4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5319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440:.G440];[.A4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60399newsML.txt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JonathanBirt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441:.G441];[.A4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5674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442:.G442];[.A4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841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443:.G443];[.A4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511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oWinterbottom</text:p>
          </table:table-cell>
          <table:table-cell/>
          <table:table-cell table:formula="of:=COUNTIF([.C444:.G444];[.A4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9114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445:.G445];[.A4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9386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446:.G446];[.A4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5425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447:.G447];[.A4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28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448:.G448];[.A4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21580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449:.G449];[.A4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377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450:.G450];[.A4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84041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451:.G451];[.A4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6478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452:.G452];[.A4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38537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453:.G453];[.A4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02146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454:.G454];[.A45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63477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KouroshKarimkhany</text:p>
          </table:table-cell>
          <table:table-cell/>
          <table:table-cell table:formula="of:=COUNTIF([.C455:.G455];[.A4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73201newsML.txt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456:.G456];[.A4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0471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457:.G457];[.A4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6993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458:.G458];[.A4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6735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459:.G459];[.A4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7240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460:.G460];[.A4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6746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461:.G461];[.A4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0293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462:.G462];[.A4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1778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463:.G463];[.A4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15690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464:.G464];[.A4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70064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465:.G465];[.A4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63336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466:.G466];[.A4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8072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oWinterbottom</text:p>
          </table:table-cell>
          <table:table-cell/>
          <table:table-cell table:formula="of:=COUNTIF([.C467:.G467];[.A4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05978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468:.G468];[.A46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7261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469:.G469];[.A4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0484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470:.G470];[.A47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5022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471:.G471];[.A4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0341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472:.G472];[.A47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7176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473:.G473];[.A4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93670newsML.txt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474:.G474];[.A4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222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475:.G475];[.A4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755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476:.G476];[.A4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68178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477:.G477];[.A4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24820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478:.G478];[.A4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735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479:.G479];[.A4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75629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480:.G480];[.A4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8417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481:.G481];[.A4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3781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482:.G482];[.A4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70336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483:.G483];[.A4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4416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484:.G484];[.A48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5173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485:.G485];[.A4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47154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486:.G486];[.A4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38553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487:.G487];[.A4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7517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488:.G488];[.A4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06379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489:.G489];[.A48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6961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490:.G490];[.A4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64346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491:.G491];[.A4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4404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492:.G492];[.A49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4778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493:.G493];[.A49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5220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494:.G494];[.A49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6324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495:.G495];[.A4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92911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496:.G496];[.A4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2484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497:.G497];[.A4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6713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498:.G498];[.A4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75604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499:.G499];[.A4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41018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500:.G500];[.A50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8794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501:.G501];[.A5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4841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502:.G502];[.A5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49275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503:.G503];[.A5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9551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504:.G504];[.A5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9407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505:.G505];[.A5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3616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506:.G506];[.A5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86417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507:.G507];[.A5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3352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508:.G508];[.A50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9218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509:.G509];[.A5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05714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510:.G510];[.A51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61969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511:.G511];[.A5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3354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512:.G512];[.A51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9673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513:.G513];[.A5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81241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514:.G514];[.A5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45343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515:.G515];[.A5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58766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516:.G516];[.A5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87960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517:.G517];[.A5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8466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518:.G518];[.A5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9620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519:.G519];[.A5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8623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520:.G520];[.A52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34756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521:.G521];[.A52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4929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522:.G522];[.A52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82170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523:.G523];[.A5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81265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524:.G524];[.A5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4985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525:.G525];[.A52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0731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526:.G526];[.A5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1624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527:.G527];[.A5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9669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528:.G528];[.A5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8963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529:.G529];[.A5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9620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530:.G530];[.A5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8794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531:.G531];[.A53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8466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532:.G532];[.A5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1015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533:.G533];[.A5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4076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534:.G534];[.A5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11877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535:.G535];[.A5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9246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536:.G536];[.A5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3932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537:.G537];[.A5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40691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538:.G538];[.A5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8220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539:.G539];[.A5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7723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540:.G540];[.A5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89477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541:.G541];[.A5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0170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542:.G542];[.A5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14873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543:.G543];[.A54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82978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LydiaZajc</text:p>
          </table:table-cell>
          <table:table-cell/>
          <table:table-cell table:formula="of:=COUNTIF([.C544:.G544];[.A5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9253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545:.G545];[.A5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01684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546:.G546];[.A5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96370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547:.G547];[.A5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95810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548:.G548];[.A5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1042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549:.G549];[.A54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9546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550:.G550];[.A5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30057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551:.G551];[.A5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8167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552:.G552];[.A5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5077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553:.G553];[.A5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38508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554:.G554];[.A5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63795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555:.G555];[.A5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43204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556:.G556];[.A5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9211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557:.G557];[.A5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6627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558:.G558];[.A5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9763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559:.G559];[.A5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14352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560:.G560];[.A5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1598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561:.G561];[.A5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6672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562:.G562];[.A5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32131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563:.G563];[.A5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406817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564:.G564];[.A5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6658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565:.G565];[.A5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6918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566:.G566];[.A5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5989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567:.G567];[.A5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90616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568:.G568];[.A5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34550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SimonCowell</text:p>
          </table:table-cell>
          <table:table-cell office:value-type="string" calcext:value-type="string">
            <text:p>EdnaFernandes</text:p>
          </table:table-cell>
          <table:table-cell/>
          <table:table-cell table:formula="of:=COUNTIF([.C569:.G569];[.A5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66381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570:.G570];[.A5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02568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571:.G571];[.A5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36574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572:.G572];[.A5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36998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573:.G573];[.A5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56722newsML.txt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574:.G574];[.A5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6797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575:.G575];[.A5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40680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576:.G576];[.A5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6166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577:.G577];[.A5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34448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578:.G578];[.A5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66373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579:.G579];[.A5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2649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580:.G580];[.A5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7269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581:.G581];[.A5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36352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582:.G582];[.A5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40403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583:.G583];[.A5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58151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584:.G584];[.A5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75217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585:.G585];[.A5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66688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586:.G586];[.A5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78036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587:.G587];[.A5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406812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588:.G588];[.A5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95770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589:.G589];[.A5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2986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590:.G590];[.A5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58421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591:.G591];[.A5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29881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592:.G592];[.A5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50545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593:.G593];[.A5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3725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594:.G594];[.A5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3419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595:.G595];[.A5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93241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596:.G596];[.A5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84397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597:.G597];[.A5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39041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598:.G598];[.A5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3276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599:.G599];[.A5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95492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600:.G600];[.A6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9581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601:.G601];[.A6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7729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602:.G602];[.A6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77317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603:.G603];[.A6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9903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604:.G604];[.A6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9786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605:.G605];[.A6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4860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606:.G606];[.A60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86164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607:.G607];[.A6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43483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608:.G608];[.A6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9673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LydiaZajc</text:p>
          </table:table-cell>
          <table:table-cell/>
          <table:table-cell table:formula="of:=COUNTIF([.C609:.G609];[.A6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62017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610:.G610];[.A6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95522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611:.G611];[.A61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6688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612:.G612];[.A61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6688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613:.G613];[.A61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8128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614:.G614];[.A6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48868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615:.G615];[.A6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77104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616:.G616];[.A6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41627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617:.G617];[.A6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77108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618:.G618];[.A6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41294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619:.G619];[.A6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8940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620:.G620];[.A62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42526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621:.G621];[.A6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8961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622:.G622];[.A6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8466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623:.G623];[.A6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434648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624:.G624];[.A6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87913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625:.G625];[.A62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4927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626:.G626];[.A62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9216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627:.G627];[.A6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412900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628:.G628];[.A6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9581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629:.G629];[.A6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9252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630:.G630];[.A6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51175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631:.G631];[.A6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75417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632:.G632];[.A6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9933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633:.G633];[.A6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4880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634:.G634];[.A6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87941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635:.G635];[.A63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5112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636:.G636];[.A63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4928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637:.G637];[.A6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40249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638:.G638];[.A6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92364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639:.G639];[.A6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82189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640:.G640];[.A6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9571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641:.G641];[.A64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7832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642:.G642];[.A6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43327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643:.G643];[.A6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40427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644:.G644];[.A64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49280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645:.G645];[.A6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49325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646:.G646];[.A6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7399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647:.G647];[.A64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42652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648:.G648];[.A64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41766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649:.G649];[.A64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42391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650:.G650];[.A6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465820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651:.G651];[.A6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40709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652:.G652];[.A6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6923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653:.G653];[.A6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59753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654:.G654];[.A6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1978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655:.G655];[.A6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420768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656:.G656];[.A6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3704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657:.G657];[.A65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334440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imonCowell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658:.G658];[.A6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48188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659:.G659];[.A6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7174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660:.G660];[.A6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3647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661:.G661];[.A6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3707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662:.G662];[.A6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481244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663:.G663];[.A6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516888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664:.G664];[.A6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36379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665:.G665];[.A6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3955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666:.G666];[.A6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5551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667:.G667];[.A6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3900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668:.G668];[.A6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39077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669:.G669];[.A6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7257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670:.G670];[.A6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490772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671:.G671];[.A6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33735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672:.G672];[.A6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43494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673:.G673];[.A6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7249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674:.G674];[.A6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34784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675:.G675];[.A6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442294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676:.G676];[.A6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397543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677:.G677];[.A6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6316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678:.G678];[.A6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01534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679:.G679];[.A6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35369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680:.G680];[.A6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340421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681:.G681];[.A6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79778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682:.G682];[.A6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6810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683:.G683];[.A6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9200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684:.G684];[.A6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5256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685:.G685];[.A6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39638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686:.G686];[.A6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8567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687:.G687];[.A6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49937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imonCowell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688:.G688];[.A6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45259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689:.G689];[.A6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56590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690:.G690];[.A6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7575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691:.G691];[.A6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51138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692:.G692];[.A6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55464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693:.G693];[.A6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56273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694:.G694];[.A6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36004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695:.G695];[.A6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465761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696:.G696];[.A6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42734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697:.G697];[.A6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43281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698:.G698];[.A6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40409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699:.G699];[.A6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1356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700:.G700];[.A7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19241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701:.G701];[.A7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87359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702:.G702];[.A7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13327newsML.txt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703:.G703];[.A7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1423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704:.G704];[.A7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4051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705:.G705];[.A7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9737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706:.G706];[.A7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6705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707:.G707];[.A7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5712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708:.G708];[.A7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08807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JoWinterbottom</text:p>
          </table:table-cell>
          <table:table-cell/>
          <table:table-cell table:formula="of:=COUNTIF([.C709:.G709];[.A7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1557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710:.G710];[.A7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85567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711:.G711];[.A7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11346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onathanBir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712:.G712];[.A7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79838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713:.G713];[.A7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8097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714:.G714];[.A7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05201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715:.G715];[.A7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8544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716:.G716];[.A7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7989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717:.G717];[.A7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37354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718:.G718];[.A7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84184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719:.G719];[.A7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08154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720:.G720];[.A7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79335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721:.G721];[.A7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27200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722:.G722];[.A7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8882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SimonCowell</text:p>
          </table:table-cell>
          <table:table-cell/>
          <table:table-cell table:formula="of:=COUNTIF([.C723:.G723];[.A7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694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724:.G724];[.A7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98774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725:.G725];[.A7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82563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726:.G726];[.A7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1416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727:.G727];[.A7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24479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728:.G728];[.A7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5083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729:.G729];[.A7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02056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730:.G730];[.A7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02351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731:.G731];[.A7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6695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732:.G732];[.A7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875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733:.G733];[.A7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16007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734:.G734];[.A7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1711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735:.G735];[.A7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79346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736:.G736];[.A7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67483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737:.G737];[.A7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8596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738:.G738];[.A7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7681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739:.G739];[.A7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1869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740:.G740];[.A7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34168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741:.G741];[.A7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43467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742:.G742];[.A7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5685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743:.G743];[.A7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1557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EdnaFernandes</text:p>
          </table:table-cell>
          <table:table-cell/>
          <table:table-cell table:formula="of:=COUNTIF([.C744:.G744];[.A7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6748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745:.G745];[.A7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0506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746:.G746];[.A7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5555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747:.G747];[.A7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1331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748:.G748];[.A7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88736newsML.txt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SimonCowell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749:.G749];[.A7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0054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750:.G750];[.A7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25498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751:.G751];[.A7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4705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752:.G752];[.A7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9550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753:.G753];[.A7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98646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754:.G754];[.A7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241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755:.G755];[.A7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73505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756:.G756];[.A7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7452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757:.G757];[.A7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364046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758:.G758];[.A7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2550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759:.G759];[.A7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70615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760:.G760];[.A76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7452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761:.G761];[.A7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303681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762:.G762];[.A7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7159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763:.G763];[.A76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7270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764:.G764];[.A7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54373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765:.G765];[.A7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37612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766:.G766];[.A7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33163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767:.G767];[.A7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6913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768:.G768];[.A7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34789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769:.G769];[.A7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7269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770:.G770];[.A7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33556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771:.G771];[.A7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322657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772:.G772];[.A7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7270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Winterbottom</text:p>
          </table:table-cell>
          <table:table-cell/>
          <table:table-cell table:formula="of:=COUNTIF([.C773:.G773];[.A77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36050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774:.G774];[.A7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6509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775:.G775];[.A7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93036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776:.G776];[.A7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45684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777:.G777];[.A77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5354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778:.G778];[.A7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67986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SimonCowell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779:.G779];[.A7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37640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780:.G780];[.A7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3798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781:.G781];[.A78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7452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782:.G782];[.A7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32763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783:.G783];[.A7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3489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784:.G784];[.A7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47105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785:.G785];[.A7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5304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786:.G786];[.A7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31442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787:.G787];[.A7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7158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788:.G788];[.A7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98701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789:.G789];[.A7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9436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790:.G790];[.A7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4042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791:.G791];[.A7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34069newsML.txt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792:.G792];[.A7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7364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793:.G793];[.A79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53042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794:.G794];[.A7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32077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795:.G795];[.A79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51605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796:.G796];[.A7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9433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797:.G797];[.A7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3921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798:.G798];[.A7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36460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799:.G799];[.A7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32989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JoWinterbottom</text:p>
          </table:table-cell>
          <table:table-cell/>
          <table:table-cell table:formula="of:=COUNTIF([.C800:.G800];[.A80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7231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801:.G801];[.A8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4083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802:.G802];[.A8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76094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803:.G803];[.A8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42251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onathanBir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804:.G804];[.A8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7989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805:.G805];[.A8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00025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806:.G806];[.A8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42588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807:.G807];[.A8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84584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808:.G808];[.A8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79078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809:.G809];[.A8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9651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810:.G810];[.A8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4997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811:.G811];[.A8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57728newsML.txt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812:.G812];[.A8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9165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813:.G813];[.A8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66916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LydiaZajc</text:p>
          </table:table-cell>
          <table:table-cell/>
          <table:table-cell table:formula="of:=COUNTIF([.C814:.G814];[.A8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7272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815:.G815];[.A8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8204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816:.G816];[.A8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59907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817:.G817];[.A8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8507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818:.G818];[.A8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1941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819:.G819];[.A8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32794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820:.G820];[.A8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33636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821:.G821];[.A8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60088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822:.G822];[.A8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4511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823:.G823];[.A8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6430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824:.G824];[.A8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7925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825:.G825];[.A8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86446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826:.G826];[.A8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91080newsML.txt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827:.G827];[.A8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15396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828:.G828];[.A8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5722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AlexanderSmith</text:p>
          </table:table-cell>
          <table:table-cell/>
          <table:table-cell table:formula="of:=COUNTIF([.C829:.G829];[.A8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5776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830:.G830];[.A8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69438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831:.G831];[.A8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4727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832:.G832];[.A8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5428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833:.G833];[.A8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7986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834:.G834];[.A8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13844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835:.G835];[.A8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6726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836:.G836];[.A8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6019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837:.G837];[.A8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06693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838:.G838];[.A8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1569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839:.G839];[.A8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0457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840:.G840];[.A8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6734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LydiaZajc</text:p>
          </table:table-cell>
          <table:table-cell/>
          <table:table-cell table:formula="of:=COUNTIF([.C841:.G841];[.A8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7450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842:.G842];[.A8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19442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843:.G843];[.A8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5917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844:.G844];[.A8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7801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845:.G845];[.A8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69597newsML.txt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oWinterbottom</text:p>
          </table:table-cell>
          <table:table-cell/>
          <table:table-cell table:formula="of:=COUNTIF([.C846:.G846];[.A8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9453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847:.G847];[.A8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6968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848:.G848];[.A84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40931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849:.G849];[.A8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3667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onathanBirt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850:.G850];[.A8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373908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851:.G851];[.A8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557449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852:.G852];[.A8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37702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853:.G853];[.A8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632134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854:.G854];[.A8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37392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855:.G855];[.A8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8609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856:.G856];[.A8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644446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857:.G857];[.A8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584368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858:.G858];[.A8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11964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859:.G859];[.A8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635746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860:.G860];[.A8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9818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861:.G861];[.A8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641570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862:.G862];[.A8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524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863:.G863];[.A8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7356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864:.G864];[.A8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3463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865:.G865];[.A8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90941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866:.G866];[.A8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11948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867:.G867];[.A8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9367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868:.G868];[.A8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53355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869:.G869];[.A8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83297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870:.G870];[.A8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99647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871:.G871];[.A8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3462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872:.G872];[.A8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56448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873:.G873];[.A8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55595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874:.G874];[.A8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86114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875:.G875];[.A8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5786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876:.G876];[.A8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56444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877:.G877];[.A8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501361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878:.G878];[.A8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95186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879:.G879];[.A8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36184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880:.G880];[.A8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63840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881:.G881];[.A8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37702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882:.G882];[.A8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2219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883:.G883];[.A8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546701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884:.G884];[.A8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2216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885:.G885];[.A8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632132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886:.G886];[.A8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37391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887:.G887];[.A8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58242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888:.G888];[.A8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8328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889:.G889];[.A8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365715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imonCowell</text:p>
          </table:table-cell>
          <table:table-cell/>
          <table:table-cell table:formula="of:=COUNTIF([.C890:.G890];[.A8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11963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891:.G891];[.A8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63840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892:.G892];[.A8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4836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893:.G893];[.A8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98168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894:.G894];[.A8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95201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895:.G895];[.A8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62183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896:.G896];[.A8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9817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897:.G897];[.A8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2217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898:.G898];[.A8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614610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899:.G899];[.A8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38643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900:.G900];[.A9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6647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901:.G901];[.A9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1119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902:.G902];[.A9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3210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903:.G903];[.A9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99970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904:.G904];[.A9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41063newsML.txt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905:.G905];[.A9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5197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906:.G906];[.A9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3917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907:.G907];[.A9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31647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908:.G908];[.A9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5432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909:.G909];[.A9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9721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910:.G910];[.A9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2950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911:.G911];[.A9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4068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912:.G912];[.A9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1931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913:.G913];[.A9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1339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914:.G914];[.A9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5243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915:.G915];[.A9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27640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916:.G916];[.A9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14446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917:.G917];[.A9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03705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918:.G918];[.A9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5582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919:.G919];[.A9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3792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920:.G920];[.A9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3713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EdnaFernandes</text:p>
          </table:table-cell>
          <table:table-cell/>
          <table:table-cell table:formula="of:=COUNTIF([.C921:.G921];[.A92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4042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922:.G922];[.A9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31632newsML.txt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923:.G923];[.A9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90492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924:.G924];[.A9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5247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925:.G925];[.A9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5801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926:.G926];[.A9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53043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927:.G927];[.A9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22428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928:.G928];[.A9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0965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929:.G929];[.A9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1097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930:.G930];[.A9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39177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931:.G931];[.A9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86508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932:.G932];[.A9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11202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933:.G933];[.A9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37949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934:.G934];[.A9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3919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935:.G935];[.A9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1257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936:.G936];[.A9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20924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937:.G937];[.A9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3258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938:.G938];[.A9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6015newsML.txt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939:.G939];[.A9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08096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940:.G940];[.A9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3218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941:.G941];[.A9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5576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942:.G942];[.A9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47916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943:.G943];[.A9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3213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944:.G944];[.A9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03604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imonCowell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945:.G945];[.A9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5504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946:.G946];[.A9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44955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947:.G947];[.A9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9870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948:.G948];[.A9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0969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949:.G949];[.A9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4331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950:.G950];[.A9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0951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951:.G951];[.A9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0378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952:.G952];[.A9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37596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953:.G953];[.A9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3716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954:.G954];[.A9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2902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955:.G955];[.A9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3435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956:.G956];[.A9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3683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957:.G957];[.A9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4325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958:.G958];[.A9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4326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959:.G959];[.A9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16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960:.G960];[.A9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8003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961:.G961];[.A9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57404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962:.G962];[.A9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37659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963:.G963];[.A9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31299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964:.G964];[.A9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3228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965:.G965];[.A9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4400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oddNissen</text:p>
          </table:table-cell>
          <table:table-cell/>
          <table:table-cell table:formula="of:=COUNTIF([.C966:.G966];[.A9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481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967:.G967];[.A9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3244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968:.G968];[.A9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82988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969:.G969];[.A9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330838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970:.G970];[.A9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5078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971:.G971];[.A9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1846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972:.G972];[.A9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45921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EdnaFernandes</text:p>
          </table:table-cell>
          <table:table-cell/>
          <table:table-cell table:formula="of:=COUNTIF([.C973:.G973];[.A9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3278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974:.G974];[.A9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81676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975:.G975];[.A9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2409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976:.G976];[.A9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02726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977:.G977];[.A9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392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978:.G978];[.A9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328823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979:.G979];[.A9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4921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980:.G980];[.A9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2331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981:.G981];[.A9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33692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982:.G982];[.A9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17863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983:.G983];[.A9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0646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984:.G984];[.A9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6353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985:.G985];[.A9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35791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986:.G986];[.A9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22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987:.G987];[.A9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0349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988:.G988];[.A9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31769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989:.G989];[.A9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31884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990:.G990];[.A9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39437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991:.G991];[.A9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373188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992:.G992];[.A9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37137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SimonCowell</text:p>
          </table:table-cell>
          <table:table-cell office:value-type="string" calcext:value-type="string">
            <text:p>JonathanBirt</text:p>
          </table:table-cell>
          <table:table-cell/>
          <table:table-cell table:formula="of:=COUNTIF([.C993:.G993];[.A9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4901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994:.G994];[.A9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3762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995:.G995];[.A9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33363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996:.G996];[.A9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374379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997:.G997];[.A9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0349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998:.G998];[.A9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392661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JonathanBirt</text:p>
          </table:table-cell>
          <table:table-cell/>
          <table:table-cell table:formula="of:=COUNTIF([.C999:.G999];[.A9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398046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000:.G1000];[.A10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40541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001:.G1001];[.A100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25855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002:.G1002];[.A100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5058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003:.G1003];[.A100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7035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004:.G1004];[.A100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4500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005:.G1005];[.A100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53041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006:.G1006];[.A100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08804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007:.G1007];[.A10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07168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008:.G1008];[.A10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22134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009:.G1009];[.A10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1143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010:.G1010];[.A101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59532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011:.G1011];[.A101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47062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012:.G1012];[.A101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103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013:.G1013];[.A10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61229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014:.G1014];[.A101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4919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015:.G1015];[.A101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62644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oWinterbottom</text:p>
          </table:table-cell>
          <table:table-cell/>
          <table:table-cell table:formula="of:=COUNTIF([.C1016:.G1016];[.A101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6407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017:.G1017];[.A101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2163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018:.G1018];[.A10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0961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019:.G1019];[.A101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67997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020:.G1020];[.A10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26348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021:.G1021];[.A102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2049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022:.G1022];[.A102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94806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023:.G1023];[.A10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06917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1024:.G1024];[.A102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53128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025:.G1025];[.A102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4067newsML.txt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1026:.G1026];[.A10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18218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027:.G1027];[.A10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38888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1028:.G1028];[.A102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2444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029:.G1029];[.A102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64018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030:.G1030];[.A103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70324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031:.G1031];[.A103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25010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SimonCowell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032:.G1032];[.A10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38886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ouroshKarimkhany</text:p>
          </table:table-cell>
          <table:table-cell/>
          <table:table-cell table:formula="of:=COUNTIF([.C1033:.G1033];[.A10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44215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1034:.G1034];[.A103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08132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Winterbottom</text:p>
          </table:table-cell>
          <table:table-cell/>
          <table:table-cell table:formula="of:=COUNTIF([.C1035:.G1035];[.A103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9480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036:.G1036];[.A10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17103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037:.G1037];[.A10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25763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SimonCowell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EdnaFernandes</text:p>
          </table:table-cell>
          <table:table-cell/>
          <table:table-cell table:formula="of:=COUNTIF([.C1038:.G1038];[.A103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62620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SimonCowell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039:.G1039];[.A103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24512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imonCowell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040:.G1040];[.A104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2049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041:.G1041];[.A10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9212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042:.G1042];[.A104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68884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043:.G1043];[.A10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67753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044:.G1044];[.A10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5816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045:.G1045];[.A10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27280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046:.G1046];[.A104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1554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047:.G1047];[.A104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67648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048:.G1048];[.A10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0655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049:.G1049];[.A10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2205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050:.G1050];[.A10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1891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1051:.G1051];[.A10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5327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052:.G1052];[.A10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0445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053:.G1053];[.A10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82538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054:.G1054];[.A10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16916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055:.G1055];[.A10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6776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1056:.G1056];[.A10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52544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057:.G1057];[.A10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3180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058:.G1058];[.A10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52474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059:.G1059];[.A10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535691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060:.G1060];[.A106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553647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061:.G1061];[.A10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51764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062:.G1062];[.A10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30573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imonCowell</text:p>
          </table:table-cell>
          <table:table-cell/>
          <table:table-cell table:formula="of:=COUNTIF([.C1063:.G1063];[.A10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517487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064:.G1064];[.A10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5998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065:.G1065];[.A10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67137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066:.G1066];[.A10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33922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067:.G1067];[.A106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28845newsML.txt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068:.G1068];[.A10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82711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069:.G1069];[.A10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3793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070:.G1070];[.A10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5701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071:.G1071];[.A10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2061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1072:.G1072];[.A10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08364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073:.G1073];[.A10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56361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074:.G1074];[.A10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2383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075:.G1075];[.A10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5621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076:.G1076];[.A10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0314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077:.G1077];[.A10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523278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JonathanBir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078:.G1078];[.A10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515983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079:.G1079];[.A107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0841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080:.G1080];[.A10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1412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081:.G1081];[.A108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6534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082:.G1082];[.A10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31230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083:.G1083];[.A10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1678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084:.G1084];[.A10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82287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085:.G1085];[.A10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3771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1086:.G1086];[.A10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6516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087:.G1087];[.A10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12609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088:.G1088];[.A10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53914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089:.G1089];[.A10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2601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090:.G1090];[.A10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31353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091:.G1091];[.A10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0947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1092:.G1092];[.A10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1864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093:.G1093];[.A10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561840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094:.G1094];[.A10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7457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095:.G1095];[.A10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8367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096:.G1096];[.A10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70368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1097:.G1097];[.A10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556113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1098:.G1098];[.A10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07529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099:.G1099];[.A10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0643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100:.G1100];[.A11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80795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1101:.G1101];[.A11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6273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1102:.G1102];[.A11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0901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103:.G1103];[.A11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2219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104:.G1104];[.A11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64099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105:.G1105];[.A11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9170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106:.G1106];[.A110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5438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107:.G1107];[.A11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30353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108:.G1108];[.A11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3359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109:.G1109];[.A11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26467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110:.G1110];[.A11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29855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111:.G1111];[.A11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4127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112:.G1112];[.A111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2625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113:.G1113];[.A11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96038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114:.G1114];[.A11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5460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115:.G1115];[.A11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6448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1116:.G1116];[.A11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25125newsML.txt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117:.G1117];[.A11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6126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118:.G1118];[.A11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7028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119:.G1119];[.A111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64652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1120:.G1120];[.A11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96049newsML.txt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121:.G1121];[.A112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5223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122:.G1122];[.A11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8802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23:.G1123];[.A11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627801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124:.G1124];[.A112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60064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1125:.G1125];[.A11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4868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126:.G1126];[.A11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29811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1127:.G1127];[.A11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2226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128:.G1128];[.A11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75912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129:.G1129];[.A11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96003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1130:.G1130];[.A11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86226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131:.G1131];[.A11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67780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132:.G1132];[.A11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80804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1133:.G1133];[.A11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48664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134:.G1134];[.A11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6775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135:.G1135];[.A11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99480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1136:.G1136];[.A11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5462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137:.G1137];[.A11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2508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onathanBir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1138:.G1138];[.A11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41325newsML.txt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SimonCowell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1139:.G1139];[.A11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1611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140:.G1140];[.A11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93408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imonCowell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1141:.G1141];[.A11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19374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142:.G1142];[.A114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08940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143:.G1143];[.A114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60316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144:.G1144];[.A11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2627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145:.G1145];[.A11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7083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1146:.G1146];[.A11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2751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147:.G1147];[.A11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64159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AlexanderSmith</text:p>
          </table:table-cell>
          <table:table-cell/>
          <table:table-cell table:formula="of:=COUNTIF([.C1148:.G1148];[.A11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64452newsML.txt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149:.G1149];[.A114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34629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1150:.G1150];[.A11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5016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1151:.G1151];[.A11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40498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152:.G1152];[.A11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86926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1153:.G1153];[.A11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8829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154:.G1154];[.A11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9796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1155:.G1155];[.A11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57162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156:.G1156];[.A11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43669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157:.G1157];[.A11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29747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1158:.G1158];[.A11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91260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159:.G1159];[.A11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211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160:.G1160];[.A11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6383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161:.G1161];[.A11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84992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162:.G1162];[.A11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450332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163:.G1163];[.A11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41540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164:.G1164];[.A11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2911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165:.G1165];[.A11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98230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166:.G1166];[.A116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88386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167:.G1167];[.A11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34989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168:.G1168];[.A11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29368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169:.G1169];[.A11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5173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1170:.G1170];[.A11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4717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171:.G1171];[.A11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429308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172:.G1172];[.A11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43984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1173:.G1173];[.A11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6083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174:.G1174];[.A11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0341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175:.G1175];[.A11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57273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176:.G1176];[.A11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84813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177:.G1177];[.A11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90115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1178:.G1178];[.A11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3181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179:.G1179];[.A11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88381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180:.G1180];[.A11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03107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1181:.G1181];[.A11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29415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182:.G1182];[.A11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84968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imonCowell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1183:.G1183];[.A11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9144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184:.G1184];[.A11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41377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185:.G1185];[.A11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3531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186:.G1186];[.A11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40498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187:.G1187];[.A11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45645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188:.G1188];[.A11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86989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189:.G1189];[.A11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91498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190:.G1190];[.A11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4322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191:.G1191];[.A11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370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192:.G1192];[.A11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0292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193:.G1193];[.A11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433550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194:.G1194];[.A11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40439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195:.G1195];[.A11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404426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196:.G1196];[.A11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500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197:.G1197];[.A11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1401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198:.G1198];[.A11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46639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199:.G1199];[.A11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40763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200:.G1200];[.A12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4045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201:.G1201];[.A12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47694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202:.G1202];[.A12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11198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1203:.G1203];[.A12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40560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1204:.G1204];[.A12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25807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205:.G1205];[.A120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01970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206:.G1206];[.A120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289105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207:.G1207];[.A12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73246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208:.G1208];[.A120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4604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1209:.G1209];[.A12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7324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210:.G1210];[.A121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9334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211:.G1211];[.A12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9986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212:.G1212];[.A12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65117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213:.G1213];[.A12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77570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214:.G1214];[.A121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3832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1215:.G1215];[.A12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06833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216:.G1216];[.A12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62593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SimonCowell</text:p>
          </table:table-cell>
          <table:table-cell/>
          <table:table-cell table:formula="of:=COUNTIF([.C1217:.G1217];[.A121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008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1218:.G1218];[.A12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293079newsML.txt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1219:.G1219];[.A12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44817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SimonCowell</text:p>
          </table:table-cell>
          <table:table-cell/>
          <table:table-cell table:formula="of:=COUNTIF([.C1220:.G1220];[.A122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4624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SimonCowell</text:p>
          </table:table-cell>
          <table:table-cell/>
          <table:table-cell table:formula="of:=COUNTIF([.C1221:.G1221];[.A12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29480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222:.G1222];[.A12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38616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1223:.G1223];[.A12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9182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224:.G1224];[.A12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37641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225:.G1225];[.A12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08184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226:.G1226];[.A12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29059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JonathanBirt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227:.G1227];[.A12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47848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228:.G1228];[.A12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97336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229:.G1229];[.A12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85959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230:.G1230];[.A12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7025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SimonCowell</text:p>
          </table:table-cell>
          <table:table-cell/>
          <table:table-cell table:formula="of:=COUNTIF([.C1231:.G1231];[.A12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3768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1232:.G1232];[.A12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0507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233:.G1233];[.A12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702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SimonCowell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234:.G1234];[.A123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9028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235:.G1235];[.A12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50915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236:.G1236];[.A12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4347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JonathanBirt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237:.G1237];[.A12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41733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238:.G1238];[.A12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0234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1239:.G1239];[.A12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82791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240:.G1240];[.A124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34470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241:.G1241];[.A12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8360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242:.G1242];[.A12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5797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243:.G1243];[.A124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1126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244:.G1244];[.A124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832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245:.G1245];[.A12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47893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246:.G1246];[.A12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43303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247:.G1247];[.A124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7377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248:.G1248];[.A124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91836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249:.G1249];[.A12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48891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250:.G1250];[.A125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4210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251:.G1251];[.A12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7890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252:.G1252];[.A12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72192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253:.G1253];[.A12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45250newsML.txt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254:.G1254];[.A125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0477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255:.G1255];[.A125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0956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256:.G1256];[.A12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6937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1257:.G1257];[.A125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94800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258:.G1258];[.A125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66776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1259:.G1259];[.A12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48437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260:.G1260];[.A12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0328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1261:.G1261];[.A126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4524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1262:.G1262];[.A12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8242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263:.G1263];[.A12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4307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264:.G1264];[.A12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7417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265:.G1265];[.A12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415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266:.G1266];[.A12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49967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267:.G1267];[.A12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49672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268:.G1268];[.A12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9004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269:.G1269];[.A12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39052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270:.G1270];[.A12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49833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271:.G1271];[.A12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2317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1272:.G1272];[.A12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47677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273:.G1273];[.A12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6286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274:.G1274];[.A127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6339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275:.G1275];[.A127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4931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276:.G1276];[.A12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56275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277:.G1277];[.A127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2269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278:.G1278];[.A127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0739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279:.G1279];[.A12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1328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280:.G1280];[.A128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55954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281:.G1281];[.A12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86394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282:.G1282];[.A12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2315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283:.G1283];[.A12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5925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284:.G1284];[.A12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06542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285:.G1285];[.A12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46794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1286:.G1286];[.A12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2468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287:.G1287];[.A12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57545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288:.G1288];[.A12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99823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289:.G1289];[.A128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473707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1290:.G1290];[.A12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97804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291:.G1291];[.A129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24551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292:.G1292];[.A12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7483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1293:.G1293];[.A129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7017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294:.G1294];[.A12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4980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295:.G1295];[.A12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48750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296:.G1296];[.A129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3684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297:.G1297];[.A129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7280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298:.G1298];[.A12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0657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299:.G1299];[.A12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72206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1300:.G1300];[.A13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871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301:.G1301];[.A130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9562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302:.G1302];[.A130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0432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303:.G1303];[.A130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92695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1304:.G1304];[.A130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9485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305:.G1305];[.A13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31696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306:.G1306];[.A130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94544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307:.G1307];[.A130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737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308:.G1308];[.A130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4396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309:.G1309];[.A130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67732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310:.G1310];[.A131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3259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311:.G1311];[.A131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02581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312:.G1312];[.A131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32156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313:.G1313];[.A131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34761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314:.G1314];[.A131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287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1315:.G1315];[.A131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8866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316:.G1316];[.A13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322727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317:.G1317];[.A131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9013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EdnaFernandes</text:p>
          </table:table-cell>
          <table:table-cell/>
          <table:table-cell table:formula="of:=COUNTIF([.C1318:.G1318];[.A13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31702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319:.G1319];[.A13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5092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320:.G1320];[.A132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01827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321:.G1321];[.A132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3769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322:.G1322];[.A132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1796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323:.G1323];[.A132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0366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324:.G1324];[.A132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314006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325:.G1325];[.A132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30180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326:.G1326];[.A132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90324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327:.G1327];[.A13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87844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328:.G1328];[.A13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38265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329:.G1329];[.A132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91225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330:.G1330];[.A133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3312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331:.G1331];[.A13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67210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332:.G1332];[.A13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30980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333:.G1333];[.A133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9338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334:.G1334];[.A133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30587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335:.G1335];[.A133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83833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336:.G1336];[.A133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37047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337:.G1337];[.A133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33099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338:.G1338];[.A133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95624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339:.G1339];[.A133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3609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1340:.G1340];[.A134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33485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341:.G1341];[.A13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85651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342:.G1342];[.A134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3415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1343:.G1343];[.A134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32159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344:.G1344];[.A13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87624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345:.G1345];[.A13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32569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1346:.G1346];[.A13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2750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347:.G1347];[.A134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2067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348:.G1348];[.A13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336711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1349:.G1349];[.A13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87113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350:.G1350];[.A135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58570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1351:.G1351];[.A13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46238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352:.G1352];[.A13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0069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353:.G1353];[.A13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0064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354:.G1354];[.A13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3196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355:.G1355];[.A13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7094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356:.G1356];[.A13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35465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357:.G1357];[.A13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8628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358:.G1358];[.A13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7832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359:.G1359];[.A13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3987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360:.G1360];[.A13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2202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361:.G1361];[.A13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78904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362:.G1362];[.A13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68406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363:.G1363];[.A13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6338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JonathanBirt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364:.G1364];[.A13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8792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1365:.G1365];[.A13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1289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366:.G1366];[.A13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32242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367:.G1367];[.A13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84772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368:.G1368];[.A13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5500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369:.G1369];[.A13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82477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370:.G1370];[.A13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1727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371:.G1371];[.A13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46285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372:.G1372];[.A13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2792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1373:.G1373];[.A13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454759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374:.G1374];[.A13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1290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375:.G1375];[.A13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8011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1376:.G1376];[.A13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84765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377:.G1377];[.A13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18625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378:.G1378];[.A13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6343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379:.G1379];[.A13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5855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380:.G1380];[.A13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458317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381:.G1381];[.A13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6230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382:.G1382];[.A13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77538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383:.G1383];[.A13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7002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384:.G1384];[.A13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77821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385:.G1385];[.A13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473630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1386:.G1386];[.A13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3853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387:.G1387];[.A13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43767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388:.G1388];[.A13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7474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389:.G1389];[.A13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03918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390:.G1390];[.A13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87824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391:.G1391];[.A13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37743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392:.G1392];[.A13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6610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393:.G1393];[.A13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0532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1394:.G1394];[.A13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02600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395:.G1395];[.A13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15261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396:.G1396];[.A13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81766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397:.G1397];[.A13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4452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398:.G1398];[.A13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469241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399:.G1399];[.A13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13786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1400:.G1400];[.A14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7078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401:.G1401];[.A14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6183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1402:.G1402];[.A14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3162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403:.G1403];[.A14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16138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1404:.G1404];[.A14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547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405:.G1405];[.A14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457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406:.G1406];[.A14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04272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407:.G1407];[.A14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1354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408:.G1408];[.A14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9206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SimonCowell</text:p>
          </table:table-cell>
          <table:table-cell/>
          <table:table-cell table:formula="of:=COUNTIF([.C1409:.G1409];[.A140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2648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410:.G1410];[.A141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9209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411:.G1411];[.A141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7390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412:.G1412];[.A14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2509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LydiaZajc</text:p>
          </table:table-cell>
          <table:table-cell/>
          <table:table-cell table:formula="of:=COUNTIF([.C1413:.G1413];[.A14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3782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414:.G1414];[.A141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02410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415:.G1415];[.A14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89342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416:.G1416];[.A14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6584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417:.G1417];[.A14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22172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418:.G1418];[.A14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4544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1419:.G1419];[.A14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658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420:.G1420];[.A14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3463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421:.G1421];[.A14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7391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422:.G1422];[.A14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7395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JonathanBirt</text:p>
          </table:table-cell>
          <table:table-cell/>
          <table:table-cell table:formula="of:=COUNTIF([.C1423:.G1423];[.A142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2836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424:.G1424];[.A14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8625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1425:.G1425];[.A14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0240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426:.G1426];[.A14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4695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427:.G1427];[.A14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4179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428:.G1428];[.A14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6571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1429:.G1429];[.A14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6942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430:.G1430];[.A14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2217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431:.G1431];[.A143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7354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432:.G1432];[.A14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16113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433:.G1433];[.A14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4128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434:.G1434];[.A14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86125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435:.G1435];[.A143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0427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436:.G1436];[.A14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1352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437:.G1437];[.A14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19311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438:.G1438];[.A14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6995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439:.G1439];[.A14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2221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1440:.G1440];[.A144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73931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441:.G1441];[.A14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4580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1442:.G1442];[.A14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08899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443:.G1443];[.A14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82156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1444:.G1444];[.A144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26474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1445:.G1445];[.A144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124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446:.G1446];[.A14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020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447:.G1447];[.A14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8618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448:.G1448];[.A14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48400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449:.G1449];[.A14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0426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1450:.G1450];[.A14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4405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451:.G1451];[.A14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286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452:.G1452];[.A14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24934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453:.G1453];[.A14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39740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454:.G1454];[.A14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67046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1455:.G1455];[.A14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10688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456:.G1456];[.A14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0125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457:.G1457];[.A14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53075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458:.G1458];[.A14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04379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459:.G1459];[.A14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052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460:.G1460];[.A14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22766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461:.G1461];[.A14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33627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462:.G1462];[.A14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2942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463:.G1463];[.A14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4559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464:.G1464];[.A14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63301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465:.G1465];[.A14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3088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466:.G1466];[.A14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57369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467:.G1467];[.A14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1365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468:.G1468];[.A14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4608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469:.G1469];[.A14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1507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470:.G1470];[.A14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3077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471:.G1471];[.A14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38472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472:.G1472];[.A14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9979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473:.G1473];[.A14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72398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474:.G1474];[.A14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498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475:.G1475];[.A14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2156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1476:.G1476];[.A14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22124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477:.G1477];[.A14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3079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1478:.G1478];[.A14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3160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479:.G1479];[.A14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8450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480:.G1480];[.A14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8519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481:.G1481];[.A14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1158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482:.G1482];[.A14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9594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483:.G1483];[.A14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0571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484:.G1484];[.A14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1569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485:.G1485];[.A14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37582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1486:.G1486];[.A14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13988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487:.G1487];[.A14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1374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488:.G1488];[.A14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299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489:.G1489];[.A14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2470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490:.G1490];[.A14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8206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1491:.G1491];[.A14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8488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492:.G1492];[.A14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12549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493:.G1493];[.A14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1499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494:.G1494];[.A14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59349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495:.G1495];[.A14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11947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496:.G1496];[.A14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1308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497:.G1497];[.A14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2540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498:.G1498];[.A14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31518newsML.txt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499:.G1499];[.A14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33408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500:.G1500];[.A15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3498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501:.G1501];[.A15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4337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502:.G1502];[.A15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47152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503:.G1503];[.A15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495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504:.G1504];[.A15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62336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505:.G1505];[.A15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5915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1506:.G1506];[.A15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7128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507:.G1507];[.A15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34118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508:.G1508];[.A15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8958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509:.G1509];[.A15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4337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510:.G1510];[.A15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7409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511:.G1511];[.A15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54418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512:.G1512];[.A15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483976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513:.G1513];[.A15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35979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514:.G1514];[.A15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97370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515:.G1515];[.A15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5538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516:.G1516];[.A15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33960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517:.G1517];[.A15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459927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518:.G1518];[.A15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84216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519:.G1519];[.A15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60232newsML.txt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520:.G1520];[.A15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70410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521:.G1521];[.A15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4001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522:.G1522];[.A15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45861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523:.G1523];[.A15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459013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524:.G1524];[.A15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4623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525:.G1525];[.A15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337165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526:.G1526];[.A15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78594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1527:.G1527];[.A15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386076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528:.G1528];[.A15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49621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529:.G1529];[.A15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608139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530:.G1530];[.A15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363771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531:.G1531];[.A15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30932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532:.G1532];[.A15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6890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533:.G1533];[.A15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381783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534:.G1534];[.A15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84217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535:.G1535];[.A15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30764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536:.G1536];[.A15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48320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537:.G1537];[.A15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362276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538:.G1538];[.A15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4331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539:.G1539];[.A15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405241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540:.G1540];[.A15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356586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1541:.G1541];[.A154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7409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542:.G1542];[.A15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426025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543:.G1543];[.A15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7409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544:.G1544];[.A15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4887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545:.G1545];[.A15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409946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546:.G1546];[.A15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533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547:.G1547];[.A15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321033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1548:.G1548];[.A15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7409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549:.G1549];[.A15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31412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550:.G1550];[.A15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142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551:.G1551];[.A155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46547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552:.G1552];[.A15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899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553:.G1553];[.A15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5256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554:.G1554];[.A155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4663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555:.G1555];[.A155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08071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556:.G1556];[.A155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22938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557:.G1557];[.A15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46351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558:.G1558];[.A155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9058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559:.G1559];[.A15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21155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560:.G1560];[.A15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20901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561:.G1561];[.A15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6550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562:.G1562];[.A15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50861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563:.G1563];[.A156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93334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564:.G1564];[.A156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6448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565:.G1565];[.A15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6884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566:.G1566];[.A156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1429newsML.txt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567:.G1567];[.A15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1240newsML.txt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568:.G1568];[.A15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7198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569:.G1569];[.A15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267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570:.G1570];[.A157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51136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571:.G1571];[.A15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6911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572:.G1572];[.A15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123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573:.G1573];[.A157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7416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574:.G1574];[.A15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519868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575:.G1575];[.A157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50596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576:.G1576];[.A157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20889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577:.G1577];[.A15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5579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578:.G1578];[.A15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94486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579:.G1579];[.A157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53863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580:.G1580];[.A15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8127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581:.G1581];[.A158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75073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582:.G1582];[.A158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6251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583:.G1583];[.A15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7168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584:.G1584];[.A158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68856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585:.G1585];[.A15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7167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586:.G1586];[.A158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70111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587:.G1587];[.A15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95103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588:.G1588];[.A15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512860newsML.txt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589:.G1589];[.A158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46501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590:.G1590];[.A159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5455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591:.G1591];[.A15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67480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1592:.G1592];[.A15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0833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EdnaFernandes</text:p>
          </table:table-cell>
          <table:table-cell/>
          <table:table-cell table:formula="of:=COUNTIF([.C1593:.G1593];[.A159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520213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594:.G1594];[.A159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95089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595:.G1595];[.A15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52582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596:.G1596];[.A15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2120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597:.G1597];[.A15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0994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598:.G1598];[.A159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5921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1599:.G1599];[.A159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77995newsML.tx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600:.G1600];[.A16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50000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1601:.G1601];[.A16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0389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1602:.G1602];[.A16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78665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603:.G1603];[.A16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66961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1604:.G1604];[.A16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4194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605:.G1605];[.A16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4937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606:.G1606];[.A16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78702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607:.G1607];[.A16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4998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608:.G1608];[.A16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41931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609:.G1609];[.A16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5712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610:.G1610];[.A16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29617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1611:.G1611];[.A16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12018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612:.G1612];[.A16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37982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613:.G1613];[.A16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82280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614:.G1614];[.A16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3829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615:.G1615];[.A16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29731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616:.G1616];[.A16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293778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617:.G1617];[.A16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7660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1618:.G1618];[.A16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29611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619:.G1619];[.A16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61152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620:.G1620];[.A16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6338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621:.G1621];[.A16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299226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622:.G1622];[.A16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6027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623:.G1623];[.A16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298327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624:.G1624];[.A16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81366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625:.G1625];[.A16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4459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626:.G1626];[.A16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5128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AlexanderSmith</text:p>
          </table:table-cell>
          <table:table-cell/>
          <table:table-cell table:formula="of:=COUNTIF([.C1627:.G1627];[.A16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5771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628:.G1628];[.A16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5062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629:.G1629];[.A16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80937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1630:.G1630];[.A16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00047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1631:.G1631];[.A16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21715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632:.G1632];[.A16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78463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633:.G1633];[.A16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69634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634:.G1634];[.A16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80811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635:.G1635];[.A16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64288newsML.txt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636:.G1636];[.A16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224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637:.G1637];[.A16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4082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638:.G1638];[.A16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744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1639:.G1639];[.A163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64315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1640:.G1640];[.A16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78386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641:.G1641];[.A16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3766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642:.G1642];[.A16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6042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643:.G1643];[.A16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80932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644:.G1644];[.A16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6535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645:.G1645];[.A16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37708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646:.G1646];[.A16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00106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1647:.G1647];[.A16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0310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648:.G1648];[.A16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44135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649:.G1649];[.A16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0180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1650:.G1650];[.A16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61243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1651:.G1651];[.A165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9568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652:.G1652];[.A16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21614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653:.G1653];[.A16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318676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1654:.G1654];[.A165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320014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1655:.G1655];[.A165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32306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656:.G1656];[.A16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3277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KouroshKarimkhany</text:p>
          </table:table-cell>
          <table:table-cell/>
          <table:table-cell table:formula="of:=COUNTIF([.C1657:.G1657];[.A165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31033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1658:.G1658];[.A16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33070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659:.G1659];[.A16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33070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660:.G1660];[.A16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3190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JonathanBir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1661:.G1661];[.A16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20114newsML.txt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1662:.G1662];[.A16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28366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663:.G1663];[.A16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52104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664:.G1664];[.A16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34051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665:.G1665];[.A166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311799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666:.G1666];[.A166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3986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667:.G1667];[.A16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85614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1668:.G1668];[.A166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90907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669:.G1669];[.A16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36941newsML.txt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EdnaFernandes</text:p>
          </table:table-cell>
          <table:table-cell/>
          <table:table-cell table:formula="of:=COUNTIF([.C1670:.G1670];[.A16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34043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1671:.G1671];[.A167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5860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672:.G1672];[.A167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3109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673:.G1673];[.A16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318702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674:.G1674];[.A167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20108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1675:.G1675];[.A167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96039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676:.G1676];[.A16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58624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677:.G1677];[.A167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22794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1678:.G1678];[.A167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5211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679:.G1679];[.A16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64073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680:.G1680];[.A168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85618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681:.G1681];[.A16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3109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682:.G1682];[.A16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17288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1683:.G1683];[.A168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34053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1684:.G1684];[.A16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318685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685:.G1685];[.A168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1725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686:.G1686];[.A16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75557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687:.G1687];[.A16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319982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688:.G1688];[.A168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5214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1689:.G1689];[.A16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327974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690:.G1690];[.A16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46275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691:.G1691];[.A16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36935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692:.G1692];[.A169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95053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1693:.G1693];[.A169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8117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694:.G1694];[.A16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75058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nathanBirt</text:p>
          </table:table-cell>
          <table:table-cell/>
          <table:table-cell table:formula="of:=COUNTIF([.C1695:.G1695];[.A16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93575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1696:.G1696];[.A169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64074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697:.G1697];[.A169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3405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1698:.G1698];[.A169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39874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699:.G1699];[.A16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67064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1700:.G1700];[.A17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50571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701:.G1701];[.A17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5122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702:.G1702];[.A17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605579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703:.G1703];[.A17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9576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704:.G1704];[.A17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14778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705:.G1705];[.A170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6525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706:.G1706];[.A17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613934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707:.G1707];[.A170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3926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708:.G1708];[.A17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6679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709:.G1709];[.A17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4705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710:.G1710];[.A17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14348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1711:.G1711];[.A17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7620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712:.G1712];[.A17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60043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713:.G1713];[.A17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79548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714:.G1714];[.A17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2405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715:.G1715];[.A17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9496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1716:.G1716];[.A17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5367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717:.G1717];[.A17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616816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1718:.G1718];[.A17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8664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719:.G1719];[.A171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1054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720:.G1720];[.A17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84774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721:.G1721];[.A17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4592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722:.G1722];[.A17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5634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723:.G1723];[.A17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63163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724:.G1724];[.A172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9905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1725:.G1725];[.A17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7723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726:.G1726];[.A17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47116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1727:.G1727];[.A17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14931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1728:.G1728];[.A172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7688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729:.G1729];[.A17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63174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730:.G1730];[.A17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8758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731:.G1731];[.A17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66304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732:.G1732];[.A17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0769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733:.G1733];[.A17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01956newsML.txt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734:.G1734];[.A17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3668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1735:.G1735];[.A17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66978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736:.G1736];[.A17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617809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737:.G1737];[.A173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09860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1738:.G1738];[.A17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9745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739:.G1739];[.A17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69375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740:.G1740];[.A17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2330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741:.G1741];[.A17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10589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1742:.G1742];[.A17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5738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743:.G1743];[.A17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8219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1744:.G1744];[.A17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7955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745:.G1745];[.A17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82835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1746:.G1746];[.A174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62907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747:.G1747];[.A17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94016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748:.G1748];[.A17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833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749:.G1749];[.A17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8503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750:.G1750];[.A175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55613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751:.G1751];[.A17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6009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752:.G1752];[.A17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78757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753:.G1753];[.A17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4762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754:.G1754];[.A17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509785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755:.G1755];[.A17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54167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1756:.G1756];[.A17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6281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1757:.G1757];[.A17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6115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758:.G1758];[.A17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502697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1759:.G1759];[.A17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94048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1760:.G1760];[.A17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97965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761:.G1761];[.A17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5655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762:.G1762];[.A17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4715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imonCowell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763:.G1763];[.A17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573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1764:.G1764];[.A17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24105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765:.G1765];[.A17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544122newsML.txt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1766:.G1766];[.A17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16802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767:.G1767];[.A17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5623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768:.G1768];[.A17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53226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769:.G1769];[.A17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3351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770:.G1770];[.A17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97821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771:.G1771];[.A17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5522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772:.G1772];[.A17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67024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773:.G1773];[.A17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57670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774:.G1774];[.A17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0314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775:.G1775];[.A17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56308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776:.G1776];[.A17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98730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777:.G1777];[.A17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0628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778:.G1778];[.A177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6027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1779:.G1779];[.A17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63462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AlexanderSmith</text:p>
          </table:table-cell>
          <table:table-cell/>
          <table:table-cell table:formula="of:=COUNTIF([.C1780:.G1780];[.A178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9283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1781:.G1781];[.A17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54191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782:.G1782];[.A17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51013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783:.G1783];[.A17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53180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784:.G1784];[.A17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7836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785:.G1785];[.A17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4782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imonCowell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786:.G1786];[.A17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47074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787:.G1787];[.A17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53205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788:.G1788];[.A178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98878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KouroshKarimkhany</text:p>
          </table:table-cell>
          <table:table-cell/>
          <table:table-cell table:formula="of:=COUNTIF([.C1789:.G1789];[.A17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99850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790:.G1790];[.A179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533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791:.G1791];[.A17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2944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792:.G1792];[.A17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559756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1793:.G1793];[.A17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40399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1794:.G1794];[.A17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54394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795:.G1795];[.A17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18660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796:.G1796];[.A17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5121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797:.G1797];[.A17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572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1798:.G1798];[.A17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7557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799:.G1799];[.A17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51013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800:.G1800];[.A18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71812newsML.txt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801:.G1801];[.A18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5174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802:.G1802];[.A18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52449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1803:.G1803];[.A18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44888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SimonCowell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1804:.G1804];[.A18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4021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805:.G1805];[.A18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4093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1806:.G1806];[.A18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06932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807:.G1807];[.A18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26084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808:.G1808];[.A18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5854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809:.G1809];[.A18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51919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1810:.G1810];[.A18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4094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1811:.G1811];[.A18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3543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812:.G1812];[.A18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48314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813:.G1813];[.A18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3458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814:.G1814];[.A18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3447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815:.G1815];[.A18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12308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816:.G1816];[.A18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75298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817:.G1817];[.A18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68454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818:.G1818];[.A18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59817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819:.G1819];[.A18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38398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820:.G1820];[.A182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38982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821:.G1821];[.A18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4831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822:.G1822];[.A18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6821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823:.G1823];[.A18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0392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824:.G1824];[.A18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06113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825:.G1825];[.A18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53288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826:.G1826];[.A182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4968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827:.G1827];[.A18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0916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828:.G1828];[.A182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4043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829:.G1829];[.A18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3520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830:.G1830];[.A18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6259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1831:.G1831];[.A18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51515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832:.G1832];[.A18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5233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833:.G1833];[.A18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5157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834:.G1834];[.A18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7084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835:.G1835];[.A18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37515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836:.G1836];[.A18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41142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837:.G1837];[.A18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7181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1838:.G1838];[.A18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3535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839:.G1839];[.A18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29000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840:.G1840];[.A18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3447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1841:.G1841];[.A18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2683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842:.G1842];[.A18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42055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843:.G1843];[.A18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45720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SimonCowell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844:.G1844];[.A18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19004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845:.G1845];[.A18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6535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846:.G1846];[.A18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2508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847:.G1847];[.A18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13235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848:.G1848];[.A18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0319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849:.G1849];[.A18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6826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850:.G1850];[.A18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43058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851:.G1851];[.A18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8834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852:.G1852];[.A18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50384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853:.G1853];[.A18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97989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854:.G1854];[.A185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1178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1855:.G1855];[.A185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3445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856:.G1856];[.A185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7443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857:.G1857];[.A18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544685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858:.G1858];[.A185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92073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1859:.G1859];[.A185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013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860:.G1860];[.A186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558908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861:.G1861];[.A186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549106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862:.G1862];[.A186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199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863:.G1863];[.A186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21928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864:.G1864];[.A18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3683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865:.G1865];[.A18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536162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866:.G1866];[.A18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6739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867:.G1867];[.A186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3764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868:.G1868];[.A186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15824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869:.G1869];[.A186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8834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870:.G1870];[.A18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2126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871:.G1871];[.A18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57648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872:.G1872];[.A187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50021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873:.G1873];[.A187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552026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874:.G1874];[.A18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50033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875:.G1875];[.A18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59680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876:.G1876];[.A187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50311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877:.G1877];[.A18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399650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1878:.G1878];[.A187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6750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879:.G1879];[.A187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83067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880:.G1880];[.A18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21396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881:.G1881];[.A18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0222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882:.G1882];[.A18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88007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883:.G1883];[.A18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54171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884:.G1884];[.A18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2128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885:.G1885];[.A188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3445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886:.G1886];[.A188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15971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887:.G1887];[.A188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398321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JoWinterbottom</text:p>
          </table:table-cell>
          <table:table-cell/>
          <table:table-cell table:formula="of:=COUNTIF([.C1888:.G1888];[.A188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393138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889:.G1889];[.A18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58411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890:.G1890];[.A18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9143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891:.G1891];[.A18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56672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892:.G1892];[.A189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15783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893:.G1893];[.A189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33717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894:.G1894];[.A189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8484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895:.G1895];[.A18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7258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896:.G1896];[.A189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59782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1897:.G1897];[.A189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50116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898:.G1898];[.A18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3685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1899:.G1899];[.A18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38425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900:.G1900];[.A19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95461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901:.G1901];[.A19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40760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902:.G1902];[.A19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9221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1903:.G1903];[.A19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82223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904:.G1904];[.A19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958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905:.G1905];[.A19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0282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906:.G1906];[.A19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99258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907:.G1907];[.A19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9904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908:.G1908];[.A19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92139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909:.G1909];[.A19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36170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910:.G1910];[.A19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96738newsML.txt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911:.G1911];[.A19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1368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912:.G1912];[.A19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3236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EdnaFernandes</text:p>
          </table:table-cell>
          <table:table-cell/>
          <table:table-cell table:formula="of:=COUNTIF([.C1913:.G1913];[.A19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89721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914:.G1914];[.A19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02877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915:.G1915];[.A19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82596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916:.G1916];[.A19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00593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917:.G1917];[.A19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95978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918:.G1918];[.A19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8798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919:.G1919];[.A19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2307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920:.G1920];[.A19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8127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1921:.G1921];[.A19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80091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922:.G1922];[.A19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9409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923:.G1923];[.A19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95507newsML.txt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924:.G1924];[.A19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07358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925:.G1925];[.A19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2931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926:.G1926];[.A19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42423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1927:.G1927];[.A19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3622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928:.G1928];[.A19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8662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929:.G1929];[.A19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16849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930:.G1930];[.A19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9670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1931:.G1931];[.A19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9670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932:.G1932];[.A19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3924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933:.G1933];[.A19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3652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934:.G1934];[.A19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95486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935:.G1935];[.A19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8294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936:.G1936];[.A19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11848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937:.G1937];[.A19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23511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938:.G1938];[.A19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9796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1939:.G1939];[.A19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82033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940:.G1940];[.A19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1621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941:.G1941];[.A19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97901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1942:.G1942];[.A19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40431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943:.G1943];[.A19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401087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944:.G1944];[.A19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48646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945:.G1945];[.A19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95075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946:.G1946];[.A19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19987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1947:.G1947];[.A19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82233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1948:.G1948];[.A19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9906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1949:.G1949];[.A19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80506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950:.G1950];[.A19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8985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1951:.G1951];[.A195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7310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952:.G1952];[.A19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7413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953:.G1953];[.A195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591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954:.G1954];[.A195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81284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955:.G1955];[.A195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62056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956:.G1956];[.A195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57752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957:.G1957];[.A195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57486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958:.G1958];[.A195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8200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imonCowell</text:p>
          </table:table-cell>
          <table:table-cell/>
          <table:table-cell table:formula="of:=COUNTIF([.C1959:.G1959];[.A195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9230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960:.G1960];[.A196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8791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961:.G1961];[.A196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8271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962:.G1962];[.A196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3305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963:.G1963];[.A196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7311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964:.G1964];[.A196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58909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965:.G1965];[.A19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7096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966:.G1966];[.A196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6575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967:.G1967];[.A19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52444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968:.G1968];[.A196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51176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969:.G1969];[.A196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6943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970:.G1970];[.A197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5373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1971:.G1971];[.A197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82994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972:.G1972];[.A197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6200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973:.G1973];[.A197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541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974:.G1974];[.A197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80017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975:.G1975];[.A197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7720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976:.G1976];[.A197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67043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977:.G1977];[.A197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8126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978:.G1978];[.A197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8218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1979:.G1979];[.A197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4628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980:.G1980];[.A198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8026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981:.G1981];[.A198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87932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982:.G1982];[.A198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476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983:.G1983];[.A198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5751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984:.G1984];[.A198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7554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1985:.G1985];[.A198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8072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986:.G1986];[.A198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732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987:.G1987];[.A19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86264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988:.G1988];[.A198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8665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989:.G1989];[.A198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51110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990:.G1990];[.A199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5651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991:.G1991];[.A199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8327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992:.G1992];[.A199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7399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993:.G1993];[.A199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952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994:.G1994];[.A199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57774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995:.G1995];[.A199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8478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996:.G1996];[.A199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57480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997:.G1997];[.A199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7232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998:.G1998];[.A199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2931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999:.G1999];[.A199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7563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2000:.G2000];[.A20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03342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001:.G2001];[.A200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58593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002:.G2002];[.A200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06245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003:.G2003];[.A20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84226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2004:.G2004];[.A200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7788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005:.G2005];[.A20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24138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006:.G2006];[.A20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09936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007:.G2007];[.A200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16745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2008:.G2008];[.A200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11919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JonathanBir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2009:.G2009];[.A200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1989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2010:.G2010];[.A20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43308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011:.G2011];[.A20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97422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2012:.G2012];[.A201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3892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013:.G2013];[.A20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1666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onathanBirt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2014:.G2014];[.A20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68987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2015:.G2015];[.A201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3267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016:.G2016];[.A20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23498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2017:.G2017];[.A20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49842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018:.G2018];[.A201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08764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019:.G2019];[.A201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4330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JonathanBirt</text:p>
          </table:table-cell>
          <table:table-cell/>
          <table:table-cell table:formula="of:=COUNTIF([.C2020:.G2020];[.A20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79934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021:.G2021];[.A202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08852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2022:.G2022];[.A202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06179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2023:.G2023];[.A202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11926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024:.G2024];[.A20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68774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2025:.G2025];[.A202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62651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026:.G2026];[.A20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87432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2027:.G2027];[.A20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5801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2028:.G2028];[.A20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71837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029:.G2029];[.A202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09941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030:.G2030];[.A20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81781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2031:.G2031];[.A203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68984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032:.G2032];[.A20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05819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2033:.G2033];[.A203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55375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2034:.G2034];[.A203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90618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2035:.G2035];[.A20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26115newsML.txt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2036:.G2036];[.A20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53290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037:.G2037];[.A203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65637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2038:.G2038];[.A203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20056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2039:.G2039];[.A203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55388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040:.G2040];[.A204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7150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2041:.G2041];[.A20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2413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042:.G2042];[.A204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46231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2043:.G2043];[.A204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18896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044:.G2044];[.A204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26019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2045:.G2045];[.A20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1717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046:.G2046];[.A20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7184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2047:.G2047];[.A20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40413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048:.G2048];[.A20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49523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049:.G2049];[.A204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142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2050:.G2050];[.A20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51904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2051:.G2051];[.A20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0555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052:.G2052];[.A20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8007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2053:.G2053];[.A20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91001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2054:.G2054];[.A20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9375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055:.G2055];[.A20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528054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056:.G2056];[.A20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9784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2057:.G2057];[.A20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6790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2058:.G2058];[.A20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3632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059:.G2059];[.A20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5295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060:.G2060];[.A20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51723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061:.G2061];[.A20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5486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062:.G2062];[.A20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07401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2063:.G2063];[.A20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52318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064:.G2064];[.A20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3942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065:.G2065];[.A20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189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066:.G2066];[.A20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9976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067:.G2067];[.A20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8751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2068:.G2068];[.A20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54880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2069:.G2069];[.A20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53204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070:.G2070];[.A20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70981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2071:.G2071];[.A20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2002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072:.G2072];[.A20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9913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073:.G2073];[.A20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50968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074:.G2074];[.A20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7714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2075:.G2075];[.A207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54670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076:.G2076];[.A20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16341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077:.G2077];[.A20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73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078:.G2078];[.A20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2664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2079:.G2079];[.A20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3477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2080:.G2080];[.A20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1955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2081:.G2081];[.A208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3476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082:.G2082];[.A20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722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083:.G2083];[.A20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55234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084:.G2084];[.A20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3250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085:.G2085];[.A20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2661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086:.G2086];[.A20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346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2087:.G2087];[.A20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12192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088:.G2088];[.A20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2018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2089:.G2089];[.A20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0250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090:.G2090];[.A20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2104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091:.G2091];[.A20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6818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092:.G2092];[.A20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7544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093:.G2093];[.A20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2534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094:.G2094];[.A20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270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095:.G2095];[.A20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3482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2096:.G2096];[.A20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2647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097:.G2097];[.A20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51523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098:.G2098];[.A20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7102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099:.G2099];[.A20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53191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2100:.G2100];[.A21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0797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2101:.G2101];[.A21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4046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102:.G2102];[.A21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3726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103:.G2103];[.A21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1989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2104:.G2104];[.A21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46464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2105:.G2105];[.A21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4624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106:.G2106];[.A21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43465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2107:.G2107];[.A21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4945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108:.G2108];[.A21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3699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2109:.G2109];[.A21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2561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110:.G2110];[.A21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1562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111:.G2111];[.A211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53934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112:.G2112];[.A21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2340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2113:.G2113];[.A21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4057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2114:.G2114];[.A21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0036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115:.G2115];[.A21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3262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116:.G2116];[.A21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18165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117:.G2117];[.A21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1603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2118:.G2118];[.A21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1127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119:.G2119];[.A21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0962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120:.G2120];[.A21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25793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121:.G2121];[.A21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08119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122:.G2122];[.A21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4046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123:.G2123];[.A21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56530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124:.G2124];[.A21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2157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2125:.G2125];[.A21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18692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126:.G2126];[.A21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48310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127:.G2127];[.A21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0042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2128:.G2128];[.A21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2450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129:.G2129];[.A21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1607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130:.G2130];[.A21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47927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131:.G2131];[.A21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55539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2132:.G2132];[.A21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295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133:.G2133];[.A21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38800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134:.G2134];[.A21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49471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135:.G2135];[.A21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331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136:.G2136];[.A21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7328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137:.G2137];[.A21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42046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2138:.G2138];[.A21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40179newsML.txt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139:.G2139];[.A21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37048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140:.G2140];[.A21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3744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141:.G2141];[.A21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3573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2142:.G2142];[.A21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25714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2143:.G2143];[.A21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397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2144:.G2144];[.A21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1556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145:.G2145];[.A21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20958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SimonCowell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2146:.G2146];[.A21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3165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147:.G2147];[.A21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606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148:.G2148];[.A21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372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2149:.G2149];[.A21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6888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150:.G2150];[.A215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4378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2151:.G2151];[.A21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04722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152:.G2152];[.A21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24096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153:.G2153];[.A21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2600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154:.G2154];[.A21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34641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155:.G2155];[.A21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8948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156:.G2156];[.A21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8352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157:.G2157];[.A21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10928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2158:.G2158];[.A21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485513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SimonCowell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2159:.G2159];[.A215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0057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2160:.G2160];[.A21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34898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2161:.G2161];[.A21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33059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2162:.G2162];[.A21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2613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163:.G2163];[.A21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1448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164:.G2164];[.A21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16664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2165:.G2165];[.A21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63766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166:.G2166];[.A21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85685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167:.G2167];[.A21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98856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168:.G2168];[.A21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6549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2169:.G2169];[.A21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49023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170:.G2170];[.A21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80082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171:.G2171];[.A21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85649newsML.txt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172:.G2172];[.A21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6227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2173:.G2173];[.A21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49610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2174:.G2174];[.A21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55704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175:.G2175];[.A21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52126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176:.G2176];[.A21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72910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177:.G2177];[.A21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496143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178:.G2178];[.A21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81808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2179:.G2179];[.A21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67184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2180:.G2180];[.A21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5326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181:.G2181];[.A21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0856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182:.G2182];[.A21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6729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183:.G2183];[.A21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19956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184:.G2184];[.A21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7846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185:.G2185];[.A21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2414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SimonCowell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186:.G2186];[.A218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67680newsML.txt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187:.G2187];[.A21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493188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188:.G2188];[.A21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48095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imonCowell</text:p>
          </table:table-cell>
          <table:table-cell office:value-type="string" calcext:value-type="string">
            <text:p>EdnaFernandes</text:p>
          </table:table-cell>
          <table:table-cell/>
          <table:table-cell table:formula="of:=COUNTIF([.C2189:.G2189];[.A218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27635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SimonCowell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190:.G2190];[.A219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50856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2191:.G2191];[.A21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488153newsML.txt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LydiaZajc</text:p>
          </table:table-cell>
          <table:table-cell/>
          <table:table-cell table:formula="of:=COUNTIF([.C2192:.G2192];[.A21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8008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193:.G2193];[.A21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42555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2194:.G2194];[.A21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25951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imonCowell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2195:.G2195];[.A219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62139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196:.G2196];[.A21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58808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197:.G2197];[.A21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31455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2198:.G2198];[.A21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00532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SimonCowell</text:p>
          </table:table-cell>
          <table:table-cell/>
          <table:table-cell table:formula="of:=COUNTIF([.C2199:.G2199];[.A219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49317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00:.G2200];[.A22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4136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01:.G2201];[.A22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5877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02:.G2202];[.A22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0902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03:.G2203];[.A22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9789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04:.G2204];[.A22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2964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05:.G2205];[.A22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2234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06:.G2206];[.A22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5880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07:.G2207];[.A22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3476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08:.G2208];[.A22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8319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09:.G2209];[.A22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0263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10:.G2210];[.A22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7097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11:.G2211];[.A22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2686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12:.G2212];[.A22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6111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13:.G2213];[.A22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4851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14:.G2214];[.A22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4423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15:.G2215];[.A22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8035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16:.G2216];[.A22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015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17:.G2217];[.A22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2669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18:.G2218];[.A22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015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19:.G2219];[.A22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9411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20:.G2220];[.A22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3469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21:.G2221];[.A22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68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22:.G2222];[.A22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9988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23:.G2223];[.A22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3601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24:.G2224];[.A22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632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25:.G2225];[.A22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9671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26:.G2226];[.A22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5117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27:.G2227];[.A22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478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28:.G2228];[.A22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0867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29:.G2229];[.A22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9238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30:.G2230];[.A22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2932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31:.G2231];[.A22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2654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32:.G2232];[.A22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9408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33:.G2233];[.A22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6787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34:.G2234];[.A22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9937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35:.G2235];[.A22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58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36:.G2236];[.A22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3796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37:.G2237];[.A22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6820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38:.G2238];[.A22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1350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39:.G2239];[.A22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468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40:.G2240];[.A22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3174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41:.G2241];[.A22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228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42:.G2242];[.A22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7403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43:.G2243];[.A22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5150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44:.G2244];[.A22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4246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45:.G2245];[.A22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2970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46:.G2246];[.A22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7481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47:.G2247];[.A22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9218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48:.G2248];[.A22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3170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49:.G2249];[.A22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9913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50:.G2250];[.A22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77961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2251:.G2251];[.A22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46886newsML.txt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2252:.G2252];[.A22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7472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2253:.G2253];[.A22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68499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2254:.G2254];[.A22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35234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255:.G2255];[.A22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54287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2256:.G2256];[.A22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04470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2257:.G2257];[.A22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46011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2258:.G2258];[.A22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72386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2259:.G2259];[.A22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36783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2260:.G2260];[.A22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88676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2261:.G2261];[.A22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6956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2262:.G2262];[.A22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20297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263:.G2263];[.A22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6642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264:.G2264];[.A22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59372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2265:.G2265];[.A22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72238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266:.G2266];[.A22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14893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67:.G2267];[.A22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20206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2268:.G2268];[.A22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7327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2269:.G2269];[.A22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66022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2270:.G2270];[.A22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3154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71:.G2271];[.A22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48184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272:.G2272];[.A22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39838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2273:.G2273];[.A22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4291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LydiaZajc</text:p>
          </table:table-cell>
          <table:table-cell/>
          <table:table-cell table:formula="of:=COUNTIF([.C2274:.G2274];[.A22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43125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275:.G2275];[.A22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3543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276:.G2276];[.A22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72048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2277:.G2277];[.A22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16801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278:.G2278];[.A22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88064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279:.G2279];[.A22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7570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2280:.G2280];[.A22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13889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281:.G2281];[.A22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7126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2282:.G2282];[.A22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1381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283:.G2283];[.A22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7623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284:.G2284];[.A22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88111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SimonCowell</text:p>
          </table:table-cell>
          <table:table-cell/>
          <table:table-cell table:formula="of:=COUNTIF([.C2285:.G2285];[.A22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50314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2286:.G2286];[.A22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5488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EdnaFernandes</text:p>
          </table:table-cell>
          <table:table-cell/>
          <table:table-cell table:formula="of:=COUNTIF([.C2287:.G2287];[.A22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4733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288:.G2288];[.A22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3238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2289:.G2289];[.A22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72488newsML.txt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2290:.G2290];[.A22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8893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291:.G2291];[.A22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8486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JonathanBirt</text:p>
          </table:table-cell>
          <table:table-cell/>
          <table:table-cell table:formula="of:=COUNTIF([.C2292:.G2292];[.A22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86939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2293:.G2293];[.A22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8806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2294:.G2294];[.A22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30570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95:.G2295];[.A22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66914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96:.G2296];[.A22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39578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2297:.G2297];[.A22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7299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2298:.G2298];[.A22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70086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2299:.G2299];[.A22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28233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ToddNissen</text:p>
          </table:table-cell>
          <table:table-cell/>
          <table:table-cell table:formula="of:=COUNTIF([.C2300:.G2300];[.A23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66980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2301:.G2301];[.A230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9601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302:.G2302];[.A230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4544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2303:.G2303];[.A230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9766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304:.G2304];[.A230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49836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305:.G2305];[.A230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65806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306:.G2306];[.A23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4530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307:.G2307];[.A230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76760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2308:.G2308];[.A230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81124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309:.G2309];[.A230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951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310:.G2310];[.A231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62730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311:.G2311];[.A231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9645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2312:.G2312];[.A231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9095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313:.G2313];[.A231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639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314:.G2314];[.A231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62034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2315:.G2315];[.A231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40723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316:.G2316];[.A231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39199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2317:.G2317];[.A23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5426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2318:.G2318];[.A231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4792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319:.G2319];[.A231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49837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320:.G2320];[.A232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62723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2321:.G2321];[.A232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4708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322:.G2322];[.A232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4240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323:.G2323];[.A232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6405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2324:.G2324];[.A232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8477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325:.G2325];[.A232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88585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326:.G2326];[.A232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6404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/>
          <table:table-cell table:formula="of:=COUNTIF([.C2327:.G2327];[.A23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6391newsML.txt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328:.G2328];[.A23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81041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329:.G2329];[.A23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29833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330:.G2330];[.A233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5750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331:.G2331];[.A233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7788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aronPressman</text:p>
          </table:table-cell>
          <table:table-cell/>
          <table:table-cell table:formula="of:=COUNTIF([.C2332:.G2332];[.A23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0167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2333:.G2333];[.A233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49840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2334:.G2334];[.A233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7610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335:.G2335];[.A233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81146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336:.G2336];[.A23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4521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337:.G2337];[.A233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640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2338:.G2338];[.A233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49895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339:.G2339];[.A23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6861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2340:.G2340];[.A234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3918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341:.G2341];[.A234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4524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342:.G2342];[.A234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17468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343:.G2343];[.A234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5707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344:.G2344];[.A234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4252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345:.G2345];[.A234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24666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2346:.G2346];[.A23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9359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aronPressma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2347:.G2347];[.A234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473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348:.G2348];[.A234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4385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349:.G2349];[.A234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75638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350:.G2350];[.A235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538495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2351:.G2351];[.A23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50723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352:.G2352];[.A23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452353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2353:.G2353];[.A23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606332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354:.G2354];[.A23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66299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355:.G2355];[.A23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543061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356:.G2356];[.A23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44888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357:.G2357];[.A23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686969newsML.txt</text:p>
          </table:table-cell>
          <table:table-cell office:value-type="string" calcext:value-type="string">
            <text:p>JanLopatka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2358:.G2358];[.A2358]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4T01:11:13.532792609</dc:date>
    <dc:creator>Gautier </dc:creator>
    <meta:editing-duration>PT2M20S</meta:editing-duration>
    <meta:editing-cycles>1</meta:editing-cycles>
    <meta:document-statistic meta:table-count="1" meta:cell-count="18865" meta:object-count="0"/>
    <meta:generator>LibreOffice/4.3.3.2$Linux_X86_64 LibreOffice_project/430m0$Build-2</meta:generator>
  </office:meta>
</office:document-meta>
</file>